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8.345cm" fo:min-width="20.40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solid" draw:fill-color="#ffffff" draw:opacity="100%" draw:textarea-horizontal-align="justify" draw:textarea-vertical-align="middle" draw:auto-grow-height="false" fo:min-height="0.811cm" fo:min-width="20.40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.424cm" fo:min-width="20.40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svg:stroke-opacity="100%" draw:fill="solid" draw:fill-color="#ffffff" draw:opacity="100%" draw:textarea-horizontal-align="left" draw:textarea-vertical-align="middle" draw:auto-grow-height="true" draw:auto-grow-width="false" fo:min-height="1.926cm" fo:min-width="18.515cm"/>
      <style:paragraph-properties style:writing-mode="lr-tb"/>
    </style:style>
    <style:style style:name="gr5" style:family="graphic" style:parent-style-name="standard">
      <style:graphic-properties draw:stroke="none" svg:stroke-color="#000000" svg:stroke-opacity="100%" draw:fill="none" draw:fill-color="#ffffff" draw:opacity="100%" draw:textarea-horizontal-align="left" draw:auto-grow-height="true" draw:auto-grow-width="false" fo:min-height="1.423cm" fo:min-width="11.727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647cm" fo:min-width="4.44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0.408cm" fo:min-width="1.95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304cm" fo:min-width="3.7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0.891cm" fo:min-width="2.631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start="" draw:marker-end="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 style:list-style-name="L1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0.891cm" fo:min-width="2.631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ladea" fo:font-size="20pt" style:font-size-asian="20pt" style:font-size-complex="20pt"/>
    </style:style>
    <style:style style:name="P5" style:family="paragraph">
      <loext:graphic-properties draw:fill="none" draw:fill-color="#ffffff" draw:opacity="100%"/>
      <style:paragraph-properties fo:text-align="center" style:writing-mode="lr-tb"/>
      <style:text-properties fo:color="#000000"/>
    </style:style>
    <style:style style:name="P6" style:family="paragraph">
      <style:paragraph-properties fo:text-align="center" style:writing-mode="lr-tb"/>
      <style:text-properties fo:color="#000000" fo:font-size="22pt"/>
    </style:style>
    <style:style style:name="P7" style:family="paragraph">
      <loext:graphic-properties draw:fill-color="#ffffff" draw:opacity="100%"/>
      <style:paragraph-properties fo:text-align="center" style:writing-mode="lr-tb"/>
      <style:text-properties fo:color="#000000" fo:font-size="22pt"/>
    </style:style>
    <style:style style:name="P8" style:family="paragraph">
      <style:paragraph-properties fo:text-align="center" style:writing-mode="lr-tb"/>
      <style:text-properties fo:color="#000000" fo:font-size="15pt" style:font-size-asian="15pt" style:font-size-complex="15pt"/>
    </style:style>
    <style:style style:name="P9" style:family="paragraph">
      <loext:graphic-properties draw:fill-color="#ffffff" draw:opacity="100%"/>
      <style:paragraph-properties fo:text-align="center" style:writing-mode="lr-tb"/>
      <style:text-properties fo:color="#000000" fo:font-size="15pt" style:font-size-asian="15pt" style:font-size-complex="15pt"/>
    </style:style>
    <style:style style:name="P10" style:family="paragraph">
      <style:paragraph-properties fo:text-align="center" style:writing-mode="lr-tb"/>
      <style:text-properties fo:color="#000000" fo:font-size="14pt" style:font-size-asian="15pt" style:font-size-complex="15pt"/>
    </style:style>
    <style:style style:name="P11" style:family="paragraph">
      <loext:graphic-properties draw:fill-color="#ffffff" draw:opacity="100%"/>
      <style:paragraph-properties fo:text-align="center" style:writing-mode="lr-tb"/>
      <style:text-properties fo:color="#000000" fo:font-size="14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5pt" style:font-size-asian="15pt" style:font-size-complex="15pt"/>
    </style:style>
    <style:style style:name="P16" style:family="paragraph">
      <style:paragraph-properties fo:text-align="center" style:writing-mode="lr-tb"/>
      <style:text-properties fo:color="#000000" fo:font-size="14pt" style:font-size-asian="14pt" style:font-size-complex="14pt"/>
    </style:style>
    <style:style style:name="P17" style:family="paragraph">
      <loext:graphic-properties draw:fill-color="#ffffff" draw:opacity="100%"/>
      <style:paragraph-properties fo:text-align="center" style:writing-mode="lr-tb"/>
      <style:text-properties fo:color="#000000" fo:font-size="14pt" style:font-size-asian="14pt" style:font-size-complex="14pt"/>
    </style:style>
    <style:style style:name="P18" style:family="paragraph">
      <loext:graphic-properties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5pt" style:font-size-asian="15pt" style:font-size-complex="15pt"/>
    </style:style>
    <style:style style:name="T1" style:family="text">
      <style:text-properties fo:color="#000000" style:font-name="Caladea"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color="#000000" fo:font-size="14pt" style:font-size-asian="15pt" style:font-size-complex="15pt"/>
    </style:style>
    <style:style style:name="T7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87cm" svg:height="28.675cm" draw:transform="skewX (-0.00314159265358979) rotate (3.1384510609362) translate (20.999cm 28.81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20.981cm" svg:height="1.141cm" svg:x="0.014cm" svg:y="2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measurelines" svg:width="20.987cm" svg:height="2.754cm" svg:x="0.011cm" svg:y="-0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7.922cm" svg:height="2.176cm" svg:x="1.539cm" svg:y="0.238cm">
          <draw:text-box>
            <text:p text:style-name="P3"><text:span text:style-name="T1">Github Attack Surface for OSINT Investigations</text:span></text:p>
          </draw:text-box>
        </draw:frame>
        <draw:frame draw:style-name="gr5" draw:text-style-name="P5" draw:layer="layout" svg:width="12.772cm" svg:height="1.673cm" svg:x="4.114cm" svg:y="28.718cm">
          <draw:text-box>
            <text:p text:style-name="P3"><text:span text:style-name="T2">Last Updated: 17 Jan 2022 by @Sinwindie</text:span></text:p>
          </draw:text-box>
        </draw:frame>
        <draw:custom-shape draw:style-name="gr6" draw:text-style-name="P7" draw:layer="layout" svg:width="5.206cm" svg:height="2.159cm" svg:x="7.897cm" svg:y="11.415cm">
          <text:p text:style-name="P6"><text:span text:style-name="T3">Github Account</text:span></text:p>
          <text:p text:style-name="P6"><text:span text:style-name="T4">(Star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58cm" svg:height="0.786cm" svg:x="9.176cm" svg:y="3.059cm">
          <text:p text:style-name="P8"><text:span text:style-name="T5">Mutual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454cm" svg:height="1.778cm" svg:x="11.512cm" svg:y="13.767cm">
          <text:p text:style-name="P8"><text:span text:style-name="T5">Reposit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454cm" svg:height="1.778cm" svg:x="8.273cm" svg:y="8.737cm">
          <text:p text:style-name="P8"><text:span text:style-name="T5">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454cm" svg:height="1.778cm" svg:x="4.964cm" svg:y="13.767cm">
          <text:p text:style-name="P8"><text:span text:style-name="T5">Pack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8.87cm" svg:y="21.021cm">
          <text:p text:style-name="P8"><text:span text:style-name="T5">Lice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27.095cm">
          <text:p text:style-name="P8"><text:span text:style-name="T5">Tok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2.482cm" svg:y="5.836cm">
          <text:p text:style-name="P8"><text:span text:style-name="T5">Pull</text:span></text:p>
          <text:p text:style-name="P8"><text:span text:style-name="T5">Requ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2.482cm" svg:y="7.354cm">
          <text:p text:style-name="P8"><text:span text:style-name="T5">Last</text:span></text:p>
          <text:p text:style-name="P8"><text:span text:style-name="T5">Upda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8.87cm" svg:y="16.466cm">
          <text:p text:style-name="P8"><text:span text:style-name="T5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8.87cm" svg:y="19.503cm">
          <text:p text:style-name="P8"><text:span text:style-name="T5">Read</text:span></text:p>
          <text:p text:style-name="P8"><text:span text:style-name="T5">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8.87cm" svg:y="17.984cm">
          <text:p text:style-name="P8"><text:span text:style-name="T5">Contribu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3.182cm" svg:y="27.095cm">
          <text:p text:style-name="P8"><text:span text:style-name="T5">Commi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311cm" svg:height="1.321cm" svg:x="5.171cm" svg:y="7.354cm">
          <text:p text:style-name="P10"><text:span text:style-name="T6">Issue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8.87cm" svg:y="27.095cm">
          <text:p text:style-name="P8"><text:span text:style-name="T5">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8.87cm" svg:y="25.572cm">
          <text:p text:style-name="P8"><text:span text:style-name="T5">Fol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4.582cm" svg:y="27.095cm">
          <text:p text:style-name="P8"><text:span text:style-name="T5">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5.174cm" svg:y="5.836cm">
          <text:p text:style-name="P8"><text:span text:style-name="T5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5.171cm" svg:y="2.8cm">
          <text:p text:style-name="P8"><text:span text:style-name="T5">Following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4.324cm">
          <text:p text:style-name="P8"><text:span text:style-name="T5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2.8cm">
          <text:p text:style-name="P8"><text:span text:style-name="T5">User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7.354cm">
          <text:p text:style-name="P8"><text:span text:style-name="T5">Bi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5.836cm">
          <text:p text:style-name="P8"><text:span text:style-name="T5">Profile</text:span></text:p>
          <text:p text:style-name="P8"><text:span text:style-name="T5">Pho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8.873cm">
          <text:p text:style-name="P8"><text:span text:style-name="T5">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10.391cm">
          <text:p text:style-name="P8"><text:span text:style-name="T5">Compan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11.909cm">
          <text:p text:style-name="P8"><text:span text:style-name="T5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21.018cm">
          <text:p text:style-name="P8"><text:span text:style-name="T5">Top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24.054cm">
          <text:p text:style-name="P8"><text:span text:style-name="T5">Code</text:span></text:p>
          <text:p text:style-name="P8"><text:span text:style-name="T5">Com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25.572cm">
          <text:p text:style-name="P8"><text:span text:style-name="T5">Credenti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cm" svg:y="19.499cm">
          <text:p text:style-name="P8"><text:span text:style-name="T5">Asse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cm" svg:y="17.981cm">
          <text:p text:style-name="P8"><text:span text:style-name="T5">Download</text:span></text:p>
          <text:p text:style-name="P8"><text:span text:style-name="T5">Activity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33cm" svg:y="22.536cm">
          <text:p text:style-name="P8"><text:span text:style-name="T5">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4.32cm" svg:y1="26.227cm" svg:x2="3.597cm" svg:y2="26.227cm">
          <text:p/>
        </draw:line>
        <draw:line draw:style-name="gr10" draw:text-style-name="P12" draw:layer="layout" svg:x1="4.32cm" svg:y1="24.727cm" svg:x2="3.598cm" svg:y2="24.727cm">
          <text:p/>
        </draw:line>
        <draw:line draw:style-name="gr10" draw:text-style-name="P12" draw:layer="layout" svg:x1="4.32cm" svg:y1="23.209cm" svg:x2="3.599cm" svg:y2="23.209cm">
          <text:p/>
        </draw:line>
        <draw:line draw:style-name="gr11" draw:text-style-name="P14" draw:layer="layout" svg:x1="7.084cm" svg:y1="21.679cm" svg:x2="3.6cm" svg:y2="21.679cm">
          <text:p text:style-name="P13"><text:s/></text:p>
        </draw:line>
        <draw:line draw:style-name="gr11" draw:text-style-name="P14" draw:layer="layout" svg:x1="7.084cm" svg:y1="20.162cm" svg:x2="3.601cm" svg:y2="20.162cm">
          <text:p text:style-name="P13"><text:s/></text:p>
        </draw:line>
        <draw:line draw:style-name="gr11" draw:text-style-name="P14" draw:layer="layout" svg:x1="7.084cm" svg:y1="18.639cm" svg:x2="3.602cm" svg:y2="18.639cm">
          <text:p text:style-name="P13"><text:s/></text:p>
        </draw:line>
        <draw:line draw:style-name="gr12" draw:text-style-name="P14" draw:layer="layout" svg:x1="7.897cm" svg:y1="12.577cm" svg:x2="4.32cm" svg:y2="12.577cm">
          <text:p text:style-name="P13"><text:s/></text:p>
        </draw:line>
        <draw:line draw:style-name="gr11" draw:text-style-name="P14" draw:layer="layout" svg:x1="4.32cm" svg:y1="12.577cm" svg:x2="3.606cm" svg:y2="12.577cm">
          <text:p text:style-name="P13"><text:s/></text:p>
        </draw:line>
        <draw:line draw:style-name="gr11" draw:text-style-name="P14" draw:layer="layout" svg:x1="4.32cm" svg:y1="11.054cm" svg:x2="3.607cm" svg:y2="11.054cm">
          <text:p text:style-name="P13"><text:s/></text:p>
        </draw:line>
        <draw:line draw:style-name="gr11" draw:text-style-name="P14" draw:layer="layout" svg:x1="4.32cm" svg:y1="9.537cm" svg:x2="3.608cm" svg:y2="9.537cm">
          <text:p text:style-name="P13"><text:s/></text:p>
        </draw:line>
        <draw:line draw:style-name="gr11" draw:text-style-name="P14" draw:layer="layout" svg:x1="4.32cm" svg:y1="8.014cm" svg:x2="3.609cm" svg:y2="8.014cm">
          <text:p text:style-name="P13"><text:s/></text:p>
        </draw:line>
        <draw:line draw:style-name="gr11" draw:text-style-name="P14" draw:layer="layout" svg:x1="4.32cm" svg:y1="6.491cm" svg:x2="3.61cm" svg:y2="6.491cm">
          <text:p text:style-name="P13"><text:s/></text:p>
        </draw:line>
        <draw:line draw:style-name="gr11" draw:text-style-name="P14" draw:layer="layout" svg:x1="4.32cm" svg:y1="4.974cm" svg:x2="3.611cm" svg:y2="4.974cm">
          <text:p text:style-name="P13"><text:s/></text:p>
        </draw:line>
        <draw:line draw:style-name="gr11" draw:text-style-name="P14" draw:layer="layout" svg:x1="4.501cm" svg:y1="3.439cm" svg:x2="3.612cm" svg:y2="3.439cm">
          <text:p text:style-name="P13"><text:s/></text:p>
        </draw:line>
        <draw:line draw:style-name="gr10" draw:text-style-name="P12" draw:layer="layout" svg:x1="4.399cm" svg:y1="3.439cm" svg:x2="5.026cm" svg:y2="3.439cm">
          <text:p/>
        </draw:line>
        <draw:line draw:style-name="gr13" draw:text-style-name="P12" draw:layer="layout" svg:x1="4.32cm" svg:y1="3.439cm" svg:x2="4.32cm" svg:y2="14.095cm">
          <text:p/>
        </draw:line>
        <draw:custom-shape draw:style-name="gr9" draw:text-style-name="P9" draw:layer="layout" svg:width="3.311cm" svg:height="1.321cm" svg:x="12.482cm" svg:y="2.8cm">
          <text:p text:style-name="P8"><text:span text:style-name="T5">Follow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4.324cm">
          <text:p text:style-name="P15"><text:span text:style-name="T5">Statu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2.8cm">
          <text:p text:style-name="P8"><text:span text:style-name="T5">Email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7.354cm">
          <text:p text:style-name="P15"><text:span text:style-name="T5">Highligh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5.836cm">
          <text:p text:style-name="P15"><text:span text:style-name="T7">Achievemen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8.873cm">
          <text:p text:style-name="P15"><text:span text:style-name="T5">Pro</text:span></text:p>
          <text:p text:style-name="P15"><text:span text:style-name="T5">Badg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10.391cm">
          <text:p text:style-name="P15"><text:span text:style-name="T5">Verified</text:span></text:p>
          <text:p text:style-name="P15"><text:span text:style-name="T5">Badg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11.909cm">
          <text:p text:style-name="P15"><text:span text:style-name="T5">Twitter</text:span></text:p>
          <text:p text:style-name="P15"><text:span text:style-name="T5">Usernam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13.427cm">
          <text:p text:style-name="P15"><text:span text:style-name="T5">Starred</text:span></text:p>
          <text:p text:style-name="P15"><text:span text:style-name="T5">Repositorie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21.018cm">
          <text:p text:style-name="P8"><text:span text:style-name="T5">Stargazer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24.054cm">
          <text:p text:style-name="P8"><text:span text:style-name="T5"/></text:p>
          <text:p text:style-name="P8"><text:span text:style-name="T5">Discussion</text:span></text:p>
          <text:p text:style-name="P8"><text:span text:style-name="T5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25.572cm">
          <text:p text:style-name="P8"><text:span text:style-name="T5">Commit</text:span></text:p>
          <text:p text:style-name="P8"><text:span text:style-name="T5">Email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3cm" svg:y="19.499cm">
          <text:p text:style-name="P8"><text:span text:style-name="T5">F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3.311cm" svg:height="1.321cm" svg:x="17.523cm" svg:y="16.463cm">
          <text:p text:style-name="P16"><text:span text:style-name="T7">Code</text:span></text:p>
          <text:p text:style-name="P16"><text:span text:style-name="T7">Langu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3cm" svg:y="17.981cm">
          <text:p text:style-name="P8"><text:span text:style-name="T5">Environ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cm" svg:y="22.536cm">
          <text:p text:style-name="P8"><text:span text:style-name="T5">Tag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17.523cm" svg:y="14.945cm">
          <text:p text:style-name="P8"><text:span text:style-name="T5">Descri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6.721cm" svg:y1="26.227cm" svg:x2="17.37cm" svg:y2="26.227cm">
          <text:p/>
        </draw:line>
        <draw:line draw:style-name="gr10" draw:text-style-name="P12" draw:layer="layout" svg:x1="13.751cm" svg:y1="24.727cm" svg:x2="17.369cm" svg:y2="24.727cm">
          <text:p/>
        </draw:line>
        <draw:line draw:style-name="gr10" draw:text-style-name="P12" draw:layer="layout" svg:x1="13.751cm" svg:y1="23.209cm" svg:x2="17.368cm" svg:y2="23.209cm">
          <text:p/>
        </draw:line>
        <draw:line draw:style-name="gr11" draw:text-style-name="P14" draw:layer="layout" svg:x1="13.751cm" svg:y1="21.679cm" svg:x2="17.367cm" svg:y2="21.679cm">
          <text:p text:style-name="P13"><text:s/></text:p>
        </draw:line>
        <draw:line draw:style-name="gr11" draw:text-style-name="P14" draw:layer="layout" svg:x1="13.751cm" svg:y1="20.162cm" svg:x2="17.366cm" svg:y2="20.162cm">
          <text:p text:style-name="P13"><text:s/></text:p>
        </draw:line>
        <draw:line draw:style-name="gr11" draw:text-style-name="P14" draw:layer="layout" svg:x1="13.751cm" svg:y1="18.639cm" svg:x2="17.365cm" svg:y2="18.639cm">
          <text:p text:style-name="P13"><text:s/></text:p>
        </draw:line>
        <draw:line draw:style-name="gr11" draw:text-style-name="P14" draw:layer="layout" svg:x1="13.751cm" svg:y1="17.124cm" svg:x2="17.364cm" svg:y2="17.124cm">
          <text:p text:style-name="P13"><text:s/></text:p>
        </draw:line>
        <draw:line draw:style-name="gr11" draw:text-style-name="P14" draw:layer="layout" svg:x1="16.647cm" svg:y1="15.611cm" svg:x2="17.363cm" svg:y2="15.611cm">
          <text:p text:style-name="P13"><text:s/></text:p>
        </draw:line>
        <draw:line draw:style-name="gr11" draw:text-style-name="P14" draw:layer="layout" svg:x1="16.647cm" svg:y1="14.094cm" svg:x2="17.362cm" svg:y2="14.094cm">
          <text:p text:style-name="P13"><text:s/></text:p>
        </draw:line>
        <draw:line draw:style-name="gr11" draw:text-style-name="P14" draw:layer="layout" svg:x1="13.103cm" svg:y1="12.577cm" svg:x2="17.361cm" svg:y2="12.577cm">
          <text:p text:style-name="P13"><text:s/></text:p>
        </draw:line>
        <draw:line draw:style-name="gr11" draw:text-style-name="P14" draw:layer="layout" svg:x1="16.647cm" svg:y1="11.054cm" svg:x2="17.36cm" svg:y2="11.054cm">
          <text:p text:style-name="P13"><text:s/></text:p>
        </draw:line>
        <draw:line draw:style-name="gr11" draw:text-style-name="P14" draw:layer="layout" svg:x1="16.647cm" svg:y1="9.537cm" svg:x2="17.359cm" svg:y2="9.537cm">
          <text:p text:style-name="P13"><text:s/></text:p>
        </draw:line>
        <draw:line draw:style-name="gr11" draw:text-style-name="P14" draw:layer="layout" svg:x1="16.647cm" svg:y1="8.014cm" svg:x2="17.358cm" svg:y2="8.014cm">
          <text:p text:style-name="P13"><text:s/></text:p>
        </draw:line>
        <draw:line draw:style-name="gr11" draw:text-style-name="P14" draw:layer="layout" svg:x1="16.647cm" svg:y1="6.491cm" svg:x2="17.357cm" svg:y2="6.491cm">
          <text:p text:style-name="P13"><text:s/></text:p>
        </draw:line>
        <draw:line draw:style-name="gr11" draw:text-style-name="P14" draw:layer="layout" svg:x1="16.647cm" svg:y1="4.974cm" svg:x2="17.356cm" svg:y2="4.974cm">
          <text:p text:style-name="P13"><text:s/></text:p>
        </draw:line>
        <draw:line draw:style-name="gr11" draw:text-style-name="P14" draw:layer="layout" svg:x1="16.466cm" svg:y1="3.439cm" svg:x2="17.355cm" svg:y2="3.439cm">
          <text:p text:style-name="P13"><text:s/></text:p>
        </draw:line>
        <draw:line draw:style-name="gr10" draw:text-style-name="P12" draw:layer="layout" svg:x1="16.568cm" svg:y1="3.439cm" svg:x2="15.941cm" svg:y2="3.439cm">
          <text:p/>
        </draw:line>
        <draw:line draw:style-name="gr13" draw:text-style-name="P12" draw:layer="layout" svg:x1="16.647cm" svg:y1="3.439cm" svg:x2="16.647cm" svg:y2="14.094cm">
          <text:p/>
        </draw:line>
        <draw:custom-shape draw:style-name="gr9" draw:text-style-name="P9" draw:layer="layout" svg:width="3.311cm" svg:height="1.321cm" svg:x="17.523cm" svg:y="27.095cm">
          <text:p text:style-name="P8"><text:span text:style-name="T5">Change</text:span></text:p>
          <text:p text:style-name="P8"><text:span text:style-name="T5">His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6.493cm" svg:y1="27.787cm" svg:x2="17.37cm" svg:y2="27.787cm">
          <text:p/>
        </draw:line>
        <draw:line draw:style-name="gr13" draw:text-style-name="P12" draw:layer="layout" svg:x1="7.084cm" svg:y1="15.545cm" svg:x2="7.084cm" svg:y2="23.207cm">
          <text:p/>
        </draw:line>
        <draw:custom-shape draw:style-name="gr14" draw:text-style-name="P18" draw:layer="layout" svg:width="3.311cm" svg:height="1.321cm" svg:x="5.182cm" svg:y="4.324cm">
          <text:p text:style-name="P15"><text:span text:style-name="T7">Organiz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3.311cm" svg:height="1.321cm" svg:x="12.479cm" svg:y="4.324cm">
          <text:p text:style-name="P16"><text:span text:style-name="T7">Member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24cm" svg:y="16.463cm">
          <text:p text:style-name="P8"><text:span text:style-name="T5">Version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11cm" svg:height="1.321cm" svg:x="0.124cm" svg:y="14.945cm">
          <text:p text:style-name="P8"><text:span text:style-name="T5">Last</text:span></text:p>
          <text:p text:style-name="P8"><text:span text:style-name="T5">Publishe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4" draw:layer="layout" svg:x1="4.314cm" svg:y1="17.122cm" svg:x2="3.597cm" svg:y2="17.122cm">
          <text:p text:style-name="P13"><text:s/></text:p>
        </draw:line>
        <draw:line draw:style-name="gr11" draw:text-style-name="P14" draw:layer="layout" svg:x1="4.314cm" svg:y1="15.611cm" svg:x2="3.598cm" svg:y2="15.611cm">
          <text:p text:style-name="P13"><text:s/></text:p>
        </draw:line>
        <draw:custom-shape draw:style-name="gr9" draw:text-style-name="P9" draw:layer="layout" svg:width="3.311cm" svg:height="1.321cm" svg:x="8.87cm" svg:y="22.539cm">
          <text:p text:style-name="P8"><text:span text:style-name="T5">Iss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4.582cm" svg:y1="27.787cm" svg:x2="3.598cm" svg:y2="27.787cm">
          <text:p/>
        </draw:line>
        <draw:line draw:style-name="gr10" draw:text-style-name="P12" draw:layer="layout" svg:x1="4.32cm" svg:y1="4.974cm" svg:x2="5.026cm" svg:y2="4.974cm">
          <text:p/>
        </draw:line>
        <draw:line draw:style-name="gr10" draw:text-style-name="P12" draw:layer="layout" svg:x1="8.52cm" svg:y1="4.974cm" svg:x2="12.319cm" svg:y2="4.974cm">
          <text:p/>
        </draw:line>
        <draw:line draw:style-name="gr11" draw:text-style-name="P14" draw:layer="layout" svg:x1="10.484cm" svg:y1="8.014cm" svg:x2="12.29cm" svg:y2="8.014cm">
          <text:p text:style-name="P13"><text:s/></text:p>
        </draw:line>
        <draw:line draw:style-name="gr11" draw:text-style-name="P14" draw:layer="layout" svg:x1="10.486cm" svg:y1="8.014cm" svg:x2="8.68cm" svg:y2="8.014cm">
          <text:p text:style-name="P13"><text:s/></text:p>
        </draw:line>
        <draw:g>
          <draw:line draw:style-name="gr13" draw:text-style-name="P12" draw:layer="layout" svg:x1="10.484cm" svg:y1="6.491cm" svg:x2="10.484cm" svg:y2="8.721cm">
            <text:p/>
          </draw:line>
          <draw:line draw:style-name="gr11" draw:text-style-name="P14" draw:layer="layout" svg:x1="10.484cm" svg:y1="6.491cm" svg:x2="12.314cm" svg:y2="6.491cm">
            <text:p text:style-name="P13"><text:s/></text:p>
          </draw:line>
          <draw:line draw:style-name="gr11" draw:text-style-name="P14" draw:layer="layout" svg:x1="10.486cm" svg:y1="6.491cm" svg:x2="8.656cm" svg:y2="6.491cm">
            <text:p text:style-name="P13"><text:s/></text:p>
          </draw:line>
        </draw:g>
        <draw:line draw:style-name="gr10" draw:text-style-name="P12" draw:layer="layout" svg:x1="10.489cm" svg:y1="11.447cm" svg:x2="10.489cm" svg:y2="10.561cm">
          <text:p/>
        </draw:line>
        <draw:line draw:style-name="gr13" draw:text-style-name="P12" draw:layer="layout" svg:x1="10.5cm" svg:y1="14.666cm" svg:x2="10.5cm" svg:y2="13.574cm">
          <text:p/>
        </draw:line>
        <draw:line draw:style-name="gr11" draw:text-style-name="P14" draw:layer="layout" svg:x1="10.484cm" svg:y1="14.666cm" svg:x2="11.414cm" svg:y2="14.666cm">
          <text:p text:style-name="P13"><text:s/></text:p>
        </draw:line>
        <draw:line draw:style-name="gr11" draw:text-style-name="P14" draw:layer="layout" svg:x1="10.486cm" svg:y1="14.666cm" svg:x2="9.586cm" svg:y2="14.666cm">
          <text:p text:style-name="P13"><text:s/></text:p>
        </draw:line>
        <draw:line draw:style-name="gr13" draw:text-style-name="P12" draw:layer="layout" svg:x1="4.319cm" svg:y1="15.611cm" svg:x2="4.319cm" svg:y2="18.639cm">
          <text:p/>
        </draw:line>
        <draw:line draw:style-name="gr10" draw:text-style-name="P12" draw:layer="layout" svg:x1="13.751cm" svg:y1="26.227cm" svg:x2="12.346cm" svg:y2="26.227cm">
          <text:p/>
        </draw:line>
        <draw:line draw:style-name="gr10" draw:text-style-name="P12" draw:layer="layout" svg:x1="13.751cm" svg:y1="23.21cm" svg:x2="12.347cm" svg:y2="23.21cm">
          <text:p/>
        </draw:line>
        <draw:line draw:style-name="gr10" draw:text-style-name="P12" draw:layer="layout" svg:x1="13.751cm" svg:y1="21.68cm" svg:x2="12.348cm" svg:y2="21.68cm">
          <text:p/>
        </draw:line>
        <draw:line draw:style-name="gr11" draw:text-style-name="P14" draw:layer="layout" svg:x1="13.751cm" svg:y1="20.162cm" svg:x2="12.349cm" svg:y2="20.162cm">
          <text:p text:style-name="P13"><text:s/></text:p>
        </draw:line>
        <draw:line draw:style-name="gr11" draw:text-style-name="P14" draw:layer="layout" svg:x1="13.751cm" svg:y1="18.639cm" svg:x2="12.35cm" svg:y2="18.639cm">
          <text:p text:style-name="P13"><text:s/></text:p>
        </draw:line>
        <draw:line draw:style-name="gr11" draw:text-style-name="P14" draw:layer="layout" svg:x1="13.751cm" svg:y1="17.124cm" svg:x2="12.351cm" svg:y2="17.124cm">
          <text:p text:style-name="P13"><text:s/></text:p>
        </draw:line>
        <draw:line draw:style-name="gr13" draw:text-style-name="P12" draw:layer="layout" svg:x1="13.751cm" svg:y1="15.545cm" svg:x2="13.751cm" svg:y2="26.227cm">
          <text:p/>
        </draw:line>
        <draw:line draw:style-name="gr13" draw:text-style-name="P12" draw:layer="layout" svg:x1="16.643cm" svg:y1="15.611cm" svg:x2="16.643cm" svg:y2="17.124cm">
          <text:p/>
        </draw:line>
        <draw:line draw:style-name="gr10" draw:text-style-name="P12" draw:layer="layout" svg:x1="7.081cm" svg:y1="23.207cm" svg:x2="8.583cm" svg:y2="23.207cm">
          <text:p/>
        </draw:line>
        <draw:line draw:style-name="gr10" draw:text-style-name="P12" draw:layer="layout" svg:x1="7.081cm" svg:y1="21.677cm" svg:x2="8.573cm" svg:y2="21.677cm">
          <text:p/>
        </draw:line>
        <draw:line draw:style-name="gr11" draw:text-style-name="P14" draw:layer="layout" svg:x1="7.081cm" svg:y1="20.162cm" svg:x2="8.604cm" svg:y2="20.162cm">
          <text:p text:style-name="P13"><text:s/></text:p>
        </draw:line>
        <draw:line draw:style-name="gr11" draw:text-style-name="P14" draw:layer="layout" svg:x1="7.081cm" svg:y1="18.639cm" svg:x2="8.636cm" svg:y2="18.639cm">
          <text:p text:style-name="P13"><text:s/></text:p>
        </draw:line>
        <draw:line draw:style-name="gr11" draw:text-style-name="P14" draw:layer="layout" svg:x1="7.081cm" svg:y1="17.119cm" svg:x2="8.657cm" svg:y2="17.119cm">
          <text:p text:style-name="P13"><text:s/></text:p>
        </draw:line>
        <draw:line draw:style-name="gr13" draw:text-style-name="P12" draw:layer="layout" svg:x1="4.319cm" svg:y1="23.211cm" svg:x2="4.319cm" svg:y2="27.787cm">
          <text:p/>
        </draw:line>
        <draw:line draw:style-name="gr10" draw:text-style-name="P12" draw:layer="layout" svg:x1="6.238cm" svg:y1="26.206cm" svg:x2="6.238cm" svg:y2="26.975cm">
          <text:p/>
        </draw:line>
        <draw:line draw:style-name="gr13" draw:text-style-name="P12" draw:layer="layout" svg:x1="8.874cm" svg:y1="26.206cm" svg:x2="6.238cm" svg:y2="26.206cm">
          <text:p/>
        </draw:line>
        <draw:line draw:style-name="gr10" draw:text-style-name="P12" draw:layer="layout" svg:x1="13.182cm" svg:y1="27.787cm" svg:x2="12.346cm" svg:y2="27.787cm">
          <text:p/>
        </draw:line>
        <draw:line draw:style-name="gr10" draw:text-style-name="P12" draw:layer="layout" svg:x1="14.838cm" svg:y1="26.206cm" svg:x2="14.838cm" svg:y2="26.975cm">
          <text:p/>
        </draw:line>
        <draw:line draw:style-name="gr10" draw:text-style-name="P12" draw:layer="layout" svg:x1="12.469cm" svg:y1="3.439cm" svg:x2="11.842cm" svg:y2="3.439cm">
          <text:p/>
        </draw:line>
        <draw:line draw:style-name="gr10" draw:text-style-name="P12" draw:layer="layout" svg:x1="8.499cm" svg:y1="3.439cm" svg:x2="9.126cm" svg:y2="3.439cm">
          <text:p/>
        </draw:line>
        <draw:custom-shape draw:style-name="gr9" draw:text-style-name="P9" draw:layer="layout" svg:width="3.311cm" svg:height="1.321cm" svg:x="0.133cm" svg:y="13.426cm">
          <text:p text:style-name="P8"><text:span text:style-name="T5">GPG / SSH</text:span></text:p>
          <text:p text:style-name="P8"><text:span text:style-name="T5">Ke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4" draw:layer="layout" svg:x1="4.321cm" svg:y1="14.094cm" svg:x2="3.607cm" svg:y2="14.094cm">
          <text:p text:style-name="P13"><text:s/></text:p>
        </draw:line>
        <draw:custom-shape draw:style-name="gr9" draw:text-style-name="P9" draw:layer="layout" svg:width="3.311cm" svg:height="1.321cm" svg:x="8.869cm" svg:y="24.054cm">
          <text:p text:style-name="P8"><text:span text:style-name="T5"/></text:p>
          <text:p text:style-name="P8"><text:span text:style-name="T5">Pull</text:span></text:p>
          <text:p text:style-name="P8"><text:span text:style-name="T5">Requests</text:span></text:p>
          <text:p text:style-name="P8"><text:span text:style-name="T5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3.752cm" svg:y1="24.728cm" svg:x2="12.348cm" svg:y2="24.728cm">
          <text:p/>
        </draw:line>
        <draw:line draw:style-name="gr15" draw:text-style-name="P12" draw:layer="layout" svg:x1="13.751cm" svg:y1="26.227cm" svg:x2="14.838cm" svg:y2="26.227cm">
          <text:p/>
        </draw:line>
        <draw:line draw:style-name="gr13" draw:text-style-name="P12" draw:layer="layout" svg:x1="16.721cm" svg:y1="26.227cm" svg:x2="16.721cm" svg:y2="27.7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4T10:59:44.874224109</meta:creation-date>
    <dc:date>2022-01-17T11:16:02.220863166</dc:date>
    <meta:editing-duration>PT14H10M39S</meta:editing-duration>
    <meta:editing-cycles>124</meta:editing-cycles>
    <meta:generator>LibreOffice/6.4.7.2$Linux_X86_64 LibreOffice_project/40$Build-2</meta:generator>
    <meta:document-statistic meta:object-count="138"/>
  </office:meta>
</office:document-meta>
</file>